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63c" officeooo:paragraph-rsid="0000963c"/>
    </style:style>
    <style:style style:name="P2" style:family="paragraph" style:parent-style-name="Standard">
      <style:text-properties officeooo:rsid="0000963c" officeooo:paragraph-rsid="00045aa7"/>
    </style:style>
    <style:style style:name="P3" style:family="paragraph" style:parent-style-name="Standard">
      <style:text-properties officeooo:rsid="0000963c" officeooo:paragraph-rsid="0008cdfa"/>
    </style:style>
    <style:style style:name="P4" style:family="paragraph" style:parent-style-name="Standard">
      <style:text-properties officeooo:paragraph-rsid="0000963c"/>
    </style:style>
    <style:style style:name="P5" style:family="paragraph" style:parent-style-name="Standard">
      <style:text-properties officeooo:rsid="0006784b" officeooo:paragraph-rsid="0006784b"/>
    </style:style>
    <style:style style:name="P6" style:family="paragraph" style:parent-style-name="Standard">
      <style:text-properties officeooo:rsid="00045aa7" officeooo:paragraph-rsid="00045aa7"/>
    </style:style>
    <style:style style:name="P7" style:family="paragraph" style:parent-style-name="Standard">
      <style:text-properties officeooo:paragraph-rsid="0008cdfa"/>
    </style:style>
    <style:style style:name="P8" style:family="paragraph" style:parent-style-name="Standard">
      <style:text-properties fo:font-size="24pt" officeooo:rsid="0008cdfa" officeooo:paragraph-rsid="0008cdfa" style:font-size-asian="24pt" style:font-size-complex="24pt"/>
    </style:style>
    <style:style style:name="P9" style:family="paragraph" style:parent-style-name="Standard">
      <style:text-properties fo:font-size="24pt" officeooo:rsid="0000963c" officeooo:paragraph-rsid="0000963c" style:font-size-asian="24pt" style:font-size-complex="24pt"/>
    </style:style>
    <style:style style:name="P10" style:family="paragraph" style:parent-style-name="Standard">
      <style:text-properties fo:font-size="24pt" officeooo:rsid="0008cdfa" officeooo:paragraph-rsid="0008cdfa" style:font-size-asian="21pt" style:font-size-complex="24pt"/>
    </style:style>
    <style:style style:name="P11" style:family="paragraph" style:parent-style-name="Standard">
      <style:text-properties fo:font-size="12pt" officeooo:rsid="0008cdfa" officeooo:paragraph-rsid="0008cdfa" style:font-size-asian="10.5pt" style:font-size-complex="12pt"/>
    </style:style>
    <style:style style:name="T1" style:family="text">
      <style:text-properties officeooo:rsid="00027e49"/>
    </style:style>
    <style:style style:name="T2" style:family="text">
      <style:text-properties officeooo:rsid="0002d1df"/>
    </style:style>
    <style:style style:name="T3" style:family="text">
      <style:text-properties officeooo:rsid="0002ef44"/>
    </style:style>
    <style:style style:name="T4" style:family="text">
      <style:text-properties officeooo:rsid="00045aa7"/>
    </style:style>
    <style:style style:name="T5" style:family="text">
      <style:text-properties officeooo:rsid="00079821"/>
    </style:style>
    <style:style style:name="T6" style:family="text">
      <style:text-properties officeooo:rsid="0008cdfa"/>
    </style:style>
    <style:style style:name="T7" style:family="text">
      <style:text-properties officeooo:rsid="000a08a8"/>
    </style:style>
    <style:style style:name="T8" style:family="text">
      <style:text-properties officeooo:rsid="000a23e5"/>
    </style:style>
    <style:style style:name="T9" style:family="text">
      <style:text-properties officeooo:rsid="000b42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ork cell bridge crane</text:p>
      <text:p text:style-name="P1"/>
      <text:p text:style-name="P1"><text:tab/>- <text:span text:style-name="T3">3000lb</text:span> <text:s/><text:span text:style-name="T2">rated</text:span> capacity </text:p>
      <text:p text:style-name="P1"/>
      <text:p text:style-name="P1"><text:tab/>- <text:span text:style-name="T1">Wooden end-frames, timber construction.</text:span></text:p>
      <text:p text:style-name="P1"><text:tab/>- <text:span text:style-name="T6">Design wooden frames for single beam in center -or- double beams on sides.</text:span></text:p>
      <text:p text:style-name="P1"/>
      <text:p text:style-name="P8">END FRAMES</text:p>
      <text:p text:style-name="P1"/>
      <text:p text:style-name="P1"><text:tab/>- <text:span text:style-name="T6">Modern timber construction</text:span></text:p>
      <text:p text:style-name="P3"><text:tab/>- <text:span text:style-name="T6">Shear plate joints with external steel plate</text:span></text:p>
      <text:p text:style-name="P3"><text:tab/>- <text:span text:style-name="T6">Able to be disassembled</text:span></text:p>
      <text:p text:style-name="P3"/>
      <text:p text:style-name="P3"/>
      <text:p text:style-name="P3"><text:tab/>“<text:span text:style-name="T7">Column cap” type connector between columns and beam</text:span></text:p>
      <text:p text:style-name="P3"><text:tab/>“<text:span text:style-name="T7">Hanger” type connectors between longitudinal members and beam</text:span></text:p>
      <text:p text:style-name="P3"><text:tab/><text:tab/>-<text:span text:style-name="T8">or- plain bolted connection: Angle iron on I-beam and bolts through wood.</text:span></text:p>
      <text:p text:style-name="P3"/>
      <text:p text:style-name="P3"><text:tab/><text:span text:style-name="T8">Cap all beam ends</text:span></text:p>
      <text:p text:style-name="P3"><text:tab/><text:span text:style-name="T8">Steel barrier between column bottoms and floor</text:span></text:p>
      <text:p text:style-name="P3"><text:tab/><text:span text:style-name="T8">Flange with bolt holes for floor</text:span></text:p>
      <text:p text:style-name="P3"/>
      <text:p text:style-name="P3"><text:tab/><text:span text:style-name="T8">Finish with outdoor polyurethane or equivalent</text:span></text:p>
      <text:p text:style-name="P3"/>
      <text:p text:style-name="P3"><text:tab/></text:p>
      <text:p text:style-name="P3"><text:tab/></text:p>
      <text:p text:style-name="P8">TROLLEY AND LONGITUDINAL MEMBERS</text:p>
      <text:p text:style-name="P4"/>
      <text:p text:style-name="P7"><text:tab/>- <text:span text:style-name="T8">Trucks will roll on I-beam</text:span></text:p>
      <text:p text:style-name="P2"/>
      <text:p text:style-name="P2"><text:tab/>- <text:span text:style-name="T1">I-beam trolley:</text:span></text:p>
      <text:p text:style-name="P2"><text:tab/><text:tab/><text:a xlink:type="simple" xlink:href="https://www.ultimationinc.com/replacement-parts/webb-hand-pushed-conveyor-trolleys/hand-pushed-trolley-cap-4000-part-8363/" text:style-name="Internet_20_link" text:visited-style-name="Visited_20_Internet_20_Link"><text:span text:style-name="T3">https://www.ultimationinc.com/replacement-parts/webb-hand-pushed-conveyor-trolleys/hand-pushed-trolley-cap-4000-part-8363/</text:span></text:a></text:p>
      <text:p text:style-name="P2"><text:tab/><text:tab/><text:span text:style-name="T3">$359</text:span></text:p>
      <text:p text:style-name="P2"><text:tab/><text:tab/><text:a xlink:type="simple" xlink:href="https://www.amazon.com/Beam-Trolley-Capacity-Industrial-production/dp/B01BBB21DK/ref=sr_1_5?ie=UTF8&amp;qid=1517001949&amp;sr=8-5&amp;keywords=jervis+heavy+duty+i-beam+trolley" text:style-name="Internet_20_link" text:visited-style-name="Visited_20_Internet_20_Link"><text:span text:style-name="T4">https://www.amazon.com/Beam-Trolley-Capacity-Industrial-production/dp/B01BBB21DK/ref=sr_1_5?ie=UTF8&amp;qid=1517001949&amp;sr=8-5&amp;keywords=jervis+heavy+duty+i-beam+trolley</text:span></text:a></text:p>
      <text:p text:style-name="P2"/>
      <text:p text:style-name="P2"/>
      <text:p text:style-name="P2"><text:tab/>- <text:span text:style-name="T3">Hand hoist:</text:span></text:p>
      <text:p text:style-name="P6"><text:tab/><text:tab/>1.5 ton harrington CF series, 10 foot lift:</text:p>
      <text:p text:style-name="P2"><text:tab/><text:tab/><text:span text:style-name="T4">$369</text:span><text:tab/></text:p>
      <text:p text:style-name="P2"><text:tab/><text:tab/><text:a xlink:type="simple" xlink:href="https://chainhoist.com/1-5-ton-harrington-cf-series.html" text:style-name="Internet_20_link" text:visited-style-name="Visited_20_Internet_20_Link"><text:span text:style-name="T4">https://chainhoist.com/1-5-ton-harrington-cf-series.html</text:span></text:a></text:p>
      <text:p text:style-name="P2"/>
      <text:p text:style-name="P2"><text:tab/>- <text:span text:style-name="T4">I beam:</text:span></text:p>
      <text:p text:style-name="P2"><text:tab/><text:tab/><text:span text:style-name="T4">$500 with shipping</text:span></text:p>
      <text:p text:style-name="P2"><text:soft-page-break/><text:tab/><text:tab/>-<text:span text:style-name="T4">or- $100 if bought locally with help.</text:span></text:p>
      <text:p text:style-name="P2"><text:tab/><text:tab/></text:p>
      <text:p text:style-name="P4"><text:tab/></text:p>
      <text:p text:style-name="P4"><text:tab/><text:span text:style-name="T2">End price point?</text:span></text:p>
      <text:p text:style-name="P4"><text:tab/><text:tab/><text:span text:style-name="T2">$2000</text:span></text:p>
      <text:p text:style-name="P4"/>
      <text:p text:style-name="P4"><text:tab/><text:tab/><text:span text:style-name="T4">$1000 for lifting equipment proper</text:span></text:p>
      <text:p text:style-name="P4"><text:tab/><text:tab/></text:p>
      <text:p text:style-name="P4"/>
      <text:p text:style-name="P4"/>
      <text:p text:style-name="P7"/>
      <text:p text:style-name="P7"/>
      <text:p text:style-name="P4"/>
      <text:p text:style-name="P5">End game:</text:p>
      <text:p text:style-name="P5"><text:tab/><text:span text:style-name="T9">Finish all cleaning, assembly of tool cart, &amp;c.</text:span></text:p>
      <text:p text:style-name="P5"><text:tab/><text:span text:style-name="T9">Finish workbench.</text:span></text:p>
      <text:p text:style-name="P5"><text:tab/>Get some I-beam locally.</text:p>
      <text:p text:style-name="P5"><text:tab/>Put it up in a static configuration around the garage door.</text:p>
      <text:p text:style-name="P5"><text:tab/>Get a trolley and use it as a two-dimensional lift. Up-down and side to side only.</text:p>
      <text:p text:style-name="P5"><text:tab/>3000 lbs capacity rating</text:p>
      <text:p text:style-name="P5"><text:tab/></text:p>
      <text:p text:style-name="P5"><text:tab/>Wooden posts to carry</text:p>
      <text:p text:style-name="P5"><text:tab/>All I-beam superstructure. </text:p>
      <text:p text:style-name="P5"/>
      <text:p text:style-name="P5"/>
      <text:p text:style-name="P5"><text:tab/><text:span text:style-name="T5">Alternate:</text:span></text:p>
      <text:p text:style-name="P5"><text:tab/><text:tab/>- <text:span text:style-name="T5">Get lumber locally</text:span></text:p>
      <text:p text:style-name="P5"><text:tab/><text:tab/>- <text:span text:style-name="T5">Put it up in a static configuration around the garage door.</text:span></text:p>
      <text:p text:style-name="P5"><text:tab/><text:tab/>- <text:span text:style-name="T5">Build a trolley and use it as a two-dimensional lift.</text:span></text:p>
      <text:p text:style-name="P5"/>
      <text:p text:style-name="P5"/>
      <text:p text:style-name="P5"/>
      <text:p text:style-name="P5"/>
      <text:p text:style-name="P10">RESOURCES</text:p>
      <text:p text:style-name="P11">- American Wood Council publishes ANSI standards for wood conne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5:23:44.774539303</meta:creation-date>
    <dc:date>2018-01-27T19:04:39.893790330</dc:date>
    <meta:editing-duration>PT34M3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241" meta:character-count="1802" meta:non-whitespace-character-count="1541"/>
  </office:meta>
</office:document-meta>
</file>